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3.9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 style:font-name-asian="Droid Sans Fallback" style:font-name-complex="Droid Sans Devanagari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2">
      <style:table-cell-properties fo:padding="0.71mm"/>
    </style:style>
    <style:style style:name="ce8" style:family="table-cell" style:parent-style-name="Default" style:data-style-name="N3"/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 style:data-style-name="N125"/>
    <style:style style:name="ce11" style:family="table-cell" style:parent-style-name="Default" style:data-style-name="N125">
      <style:text-properties style:font-name="Liberation Sans" style:font-name-asian="Droid Sans Fallback" style:font-name-complex="Droid Sans Devanagari"/>
    </style:style>
    <style:style style:name="ce12" style:family="table-cell" style:parent-style-name="Default">
      <style:table-cell-properties style:text-align-source="fix" style:repeat-content="false"/>
      <style:paragraph-properties fo:text-align="center" css3t:text-justify="auto" fo:margin-left="0mm"/>
    </style:style>
    <style:style style:name="ce13" style:family="table-cell" style:parent-style-name="Default" style:data-style-name="N4"/>
    <style:style style:name="ce14" style:family="table-cell" style:parent-style-name="Default" style:data-style-name="N4">
      <style:text-properties style:font-name="Arial1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5" style:family="table-cell" style:parent-style-name="Default" style:data-style-name="N4">
      <style:table-cell-properties fo:padding="0.71mm"/>
    </style:style>
    <style:style style:name="ce16" style:family="table-cell" style:parent-style-name="Default" style:data-style-name="N5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fo:padding="0.71mm"/>
    </style:style>
    <style:style style:name="ce18" style:family="table-cell" style:parent-style-name="Default" style:data-style-name="N4">
      <style:text-properties style:font-name="Liberation Sans" style:font-name-asian="Droid Sans Fallback" style:font-name-complex="Droid Sans Devanagari"/>
    </style:style>
    <style:style style:name="ce19" style:family="table-cell" style:parent-style-name="Default" style:data-style-name="N5">
      <style:table-cell-properties fo:padding="0.71mm"/>
    </style:style>
    <style:style style:name="ce20" style:family="table-cell" style:parent-style-name="Default">
      <style:table-cell-properties fo:padding="0.71mm"/>
      <style:text-properties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Droid Sans Devanagari" style:font-size-complex="10pt" style:font-style-complex="normal" style:font-weight-complex="normal"/>
    </style:style>
    <style:style style:name="ce22" style:family="table-cell" style:parent-style-name="Default" style:data-style-name="N125">
      <style:table-cell-properties fo:padding="0.71mm"/>
    </style:style>
    <style:style style:name="ce23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1">
      <style:table-cell-properties fo:padding="0.71mm"/>
    </style:style>
    <style:style style:name="ce57" style:family="table-cell" style:parent-style-name="Default">
      <style:table-cell-properties style:text-align-source="fix" style:repeat-content="false" fo:padding="0.71mm"/>
      <style:paragraph-properties fo:text-align="end" fo:margin-left="0mm"/>
    </style:style>
    <style:style style:name="ce25" style:family="table-cell" style:parent-style-name="Default" style:data-style-name="N61"/>
    <style:style style:name="ce26" style:family="table-cell" style:parent-style-name="Default" style:data-style-name="N128"/>
    <style:style style:name="ce27" style:family="table-cell" style:parent-style-name="Default">
      <style:table-cell-properties style:text-align-source="fix" style:repeat-content="false"/>
      <style:paragraph-properties fo:text-align="justify" css3t:text-justify="distribute" fo:margin-left="0mm"/>
    </style:style>
    <style:style style:name="ce61" style:family="table-cell" style:parent-style-name="Default" style:data-style-name="N3">
      <style:table-cell-properties style:text-align-source="fix" style:repeat-content="false" fo:padding="0.71mm"/>
      <style:paragraph-properties fo:text-align="start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center"/>
    </style:style>
    <style:style style:name="ce30" style:family="table-cell" style:parent-style-name="Default" style:data-style-name="N3">
      <style:text-properties style:font-name="Liberation Sans" fo:font-size="10pt" fo:language="none" fo:country="none" style:font-name-asian="Droid Sans Fallback" style:font-size-asian="10pt" style:language-asian="none" style:country-asian="none" style:font-name-complex="Droid Sans Devanagari" style:font-size-complex="10pt" style:language-complex="none" style:country-complex="none"/>
    </style:style>
    <style:style style:name="ce31" style:family="table-cell" style:parent-style-name="Default" style:data-style-name="N3">
      <style:text-properties style:font-name="Liberation Sans" style:font-name-asian="Droid Sans Fallback" style:font-name-complex="Droid Sans Devanagari"/>
    </style:style>
    <style:style style:name="ce32" style:family="table-cell" style:parent-style-name="Default" style:data-style-name="N4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odel2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Model2: Async1-diode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Design parameter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esults summary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Vpp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wer loss (mW)</text:p>
          </table:table-cell>
          <table:table-cell/>
          <table:table-cell table:style-name="ce8" table:formula="of:=[.B195]" office:value-type="float" office:value="2467.22684703434" calcext:value-type="float">
            <text:p>2,467</text:p>
          </table:table-cell>
          <table:table-cell table:style-name="ce8" table:formula="of:=[.B201]" office:value-type="float" office:value="2304" calcext:value-type="float">
            <text:p>2,304</text:p>
          </table:table-cell>
          <table:table-cell table:style-name="ce8" table:formula="of:=[.B206]" office:value-type="float" office:value="4361.87557022886" calcext:value-type="float">
            <text:p>4,362</text:p>
          </table:table-cell>
          <table:table-cell table:style-name="ce8" table:formula="of:=[.B211]" office:value-type="float" office:value="8985.32136320121" calcext:value-type="float">
            <text:p>8,985</text:p>
          </table:table-cell>
          <table:table-cell table:style-name="ce8" table:formula="of:=[.B216]" office:value-type="float" office:value="2970.26409144074" calcext:value-type="float">
            <text:p>2,970</text:p>
          </table:table-cell>
          <table:table-cell table:style-name="ce8" table:formula="of:=SUM([.G4:.K4])" office:value-type="float" office:value="21088.6878719051" calcext:value-type="float">
            <text:p>21,089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Vbb</text:p>
          </table:table-cell>
          <table:table-cell office:value-type="float" office:value="11.7" calcext:value-type="float">
            <text:p>11.7</text:p>
          </table:table-cell>
          <table:table-cell office:value-type="float" office:value="12" calcext:value-type="float">
            <text:p>12</text:p>
          </table:table-cell>
          <table:table-cell office:value-type="float" office:value="14.2" calcext:value-type="float">
            <text:p>14.2</text:p>
          </table:table-cell>
          <table:table-cell table:style-name="ce4" office:value-type="string" calcext:value-type="string">
            <text:p>Temperature rise (deg C)</text:p>
          </table:table-cell>
          <table:table-cell/>
          <table:table-cell table:style-name="ce13" table:formula="of:=[.B198]" office:value-type="float" office:value="26.3909199033749" calcext:value-type="float">
            <text:p>26.39</text:p>
          </table:table-cell>
          <table:table-cell table:style-name="ce13" table:formula="of:=[.B204]" office:value-type="float" office:value="46.08" calcext:value-type="float">
            <text:p>46.08</text:p>
          </table:table-cell>
          <table:table-cell table:style-name="ce13" table:formula="of:=[.B209]" office:value-type="float" office:value="43.6187557022886" calcext:value-type="float">
            <text:p>43.62</text:p>
          </table:table-cell>
          <table:table-cell table:style-name="ce13" table:formula="of:=[.B214]" office:value-type="float" office:value="44.9266068160061" calcext:value-type="float">
            <text:p>44.93</text:p>
          </table:table-cell>
          <table:table-cell table:style-name="ce13" table:formula="of:=[.B219]" office:value-type="float" office:value="35.3602868028659" calcext:value-type="float">
            <text:p>35.3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o. of modul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% of power loss</text:p>
          </table:table-cell>
          <table:table-cell/>
          <table:table-cell table:style-name="ce5" table:formula="of:=[.G4]/[.$L4]" office:value-type="percentage" office:value="0.116992904538231" calcext:value-type="percentage">
            <text:p>11.70%</text:p>
          </table:table-cell>
          <table:table-cell table:style-name="ce5" table:formula="of:=[.H4]/[.$L4]" office:value-type="percentage" office:value="0.109252885432927" calcext:value-type="percentage">
            <text:p>10.93%</text:p>
          </table:table-cell>
          <table:table-cell table:style-name="ce5" table:formula="of:=[.I4]/[.$L4]" office:value-type="percentage" office:value="0.206834848935285" calcext:value-type="percentage">
            <text:p>20.68%</text:p>
          </table:table-cell>
          <table:table-cell table:style-name="ce5" table:formula="of:=[.J4]/[.$L4]" office:value-type="percentage" office:value="0.42607304056938" calcext:value-type="percentage">
            <text:p>42.61%</text:p>
          </table:table-cell>
          <table:table-cell table:style-name="ce5" table:formula="of:=[.K4]/[.$L4]" office:value-type="percentage" office:value="0.14084632052418" calcext:value-type="percentage">
            <text:p>14.08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esign current (Amps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4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PWM freq</text:p>
          </table:table-cell>
          <table:table-cell table:style-name="ce8" office:value-type="float" office:value="70000" calcext:value-type="float">
            <text:p>70,000</text:p>
          </table:table-cell>
          <table:table-cell table:number-columns-repeated="2"/>
          <table:table-cell table:style-name="ce4"/>
          <table:table-cell table:number-columns-repeated="9"/>
        </table:table-row>
        <table:table-row table:style-name="ro2">
          <table:table-cell office:value-type="string" calcext:value-type="string">
            <text:p>Capacitor C1</text:p>
          </table:table-cell>
          <table:table-cell table:style-name="ce3" office:value-type="string" calcext:value-type="string">
            <text:p>ESR</text:p>
          </table:table-cell>
          <table:table-cell table:style-name="ce3" office:value-type="string" calcext:value-type="string">
            <text:p>Count</text:p>
          </table:table-cell>
          <table:table-cell office:value-type="string" calcext:value-type="string">
            <text:p>Diameter</text:p>
          </table:table-cell>
          <table:table-cell table:style-name="ce4" office:value-type="string" calcext:value-type="string">
            <text:p>Length</text:p>
          </table:table-cell>
          <table:table-cell office:value-type="string" calcext:value-type="string">
            <text:p>Capacitance</text:p>
          </table:table-cell>
          <table:table-cell table:style-name="ce3" office:value-type="string" calcext:value-type="string">
            <text:p>C2 count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 ESR (milli Ohms)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10.5" calcext:value-type="float">
            <text:p>10.5</text:p>
          </table:table-cell>
          <table:table-cell office:value-type="float" office:value="20.5" calcext:value-type="float">
            <text:p>20.5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5" calcext:value-type="float">
            <text:p>5</text:p>
          </table:table-cell>
          <table:table-cell office:value-type="float" office:value="6.67" calcext:value-type="float">
            <text:p>6.6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Rdson 175C</text:p>
          </table:table-cell>
          <table:table-cell office:value-type="string" calcext:value-type="string">
            <text:p>Ciss</text:p>
          </table:table-cell>
          <table:table-cell office:value-type="string" calcext:value-type="string">
            <text:p>Crss</text:p>
          </table:table-cell>
          <table:table-cell office:value-type="string" calcext:value-type="string">
            <text:p>Transconductance</text:p>
          </table:table-cell>
          <table:table-cell office:value-type="string" calcext:value-type="string">
            <text:p>Vth</text:p>
          </table:table-cell>
          <table:table-cell office:value-type="string" calcext:value-type="string">
            <text:p>Vpl-V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MOSFET</text:p>
          </table:table-cell>
          <table:table-cell office:value-type="string" calcext:value-type="string">
            <text:p>IRF490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2 MOSFET (per module)</text:p>
          </table:table-cell>
          <table:table-cell office:value-type="string" calcext:value-type="string">
            <text:p>IRF4905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400" calcext:value-type="float">
            <text:p>3400</text:p>
          </table:table-cell>
          <table:table-cell office:value-type="float" office:value="640" calcext:value-type="float">
            <text:p>64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0.1" calcext:value-type="float">
            <text:p>0.10</text:p>
          </table:table-cell>
          <table:table-cell table:style-name="ce32" office:value-type="float" office:value="0.152380952380952" calcext:value-type="float">
            <text:p>0.15</text:p>
          </table:table-cell>
          <table:table-cell table:style-name="ce32" office:value-type="float" office:value="0.238095238095238" calcext:value-type="float">
            <text:p>0.24</text:p>
          </table:table-cell>
          <table:table-cell table:style-name="ce32" office:value-type="float" office:value="0.333333333333333" calcext:value-type="float">
            <text:p>0.33</text:p>
          </table:table-cell>
          <table:table-cell table:style-name="ce32" office:value-type="float" office:value="0.476190476190476" calcext:value-type="float">
            <text:p>0.48</text:p>
          </table:table-cell>
          <table:table-cell table:style-name="ce32" office:value-type="float" office:value="0.952380952380952" calcext:value-type="float">
            <text:p>0.95</text:p>
          </table:table-cell>
        </table:table-row>
        <table:table-row table:style-name="ro1">
          <table:table-cell office:value-type="string" calcext:value-type="string">
            <text:p>D3 Diode</text:p>
          </table:table-cell>
          <table:table-cell office:value-type="string" calcext:value-type="string">
            <text:p>MBR2045CT</text:p>
          </table:table-cell>
          <table:table-cell office:value-type="float" office:value="4" calcext:value-type="float">
            <text:p>4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mV</text:p>
          </table:table-cell>
          <table:table-cell table:number-columns-repeated="3"/>
          <table:table-cell table:style-name="ce32"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Vdrv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office:value-type="string" calcext:value-type="string">
            <text:p>IR2110</text:p>
          </table:table-cell>
          <table:table-cell table:style-name="ce3" office:value-type="string" calcext:value-type="string">
            <text:p>IR2184</text:p>
          </table:table-cell>
          <table:table-cell table:style-name="ce3" office:value-type="string" calcext:value-type="string">
            <text:p>IR2104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ZdrvON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13" office:value-type="float" office:value="10.7142857142857" calcext:value-type="float">
            <text:p>10.71</text:p>
          </table:table-cell>
          <table:table-cell table:style-name="ce13" office:value-type="float" office:value="115.384615384615" calcext:value-type="float">
            <text:p>115.38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ZdrvOFF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13" office:value-type="float" office:value="8.33333333333333" calcext:value-type="float">
            <text:p>8.33</text:p>
          </table:table-cell>
          <table:table-cell table:style-name="ce13" office:value-type="float" office:value="55.5555555555556" calcext:value-type="float">
            <text:p>55.56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oroid</text:p>
          </table:table-cell>
          <table:table-cell office:value-type="string" calcext:value-type="string">
            <text:p>In use</text:p>
          </table:table-cell>
          <table:table-cell table:number-columns-repeated="2"/>
          <table:table-cell office:value-type="string" calcext:value-type="string">
            <text:p>Data in waiting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Toroid type code</text:p>
          </table:table-cell>
          <table:table-cell table:style-name="ce4" office:value-type="string" calcext:value-type="string">
            <text:p>T130-26</text:p>
          </table:table-cell>
          <table:table-cell table:number-columns-repeated="2"/>
          <table:table-cell table:style-name="ce4" office:value-type="string" calcext:value-type="string">
            <text:p>T94-26</text:p>
          </table:table-cell>
          <table:table-cell table:style-name="ce4" office:value-type="string" calcext:value-type="string">
            <text:p>T106-26</text:p>
          </table:table-cell>
          <table:table-cell table:style-name="ce4" office:value-type="string" calcext:value-type="string">
            <text:p>T130-26</text:p>
          </table:table-cell>
          <table:table-cell table:style-name="ce4" office:value-type="string" calcext:value-type="string">
            <text:p>T157-26</text:p>
          </table:table-cell>
          <table:table-cell table:style-name="ce4" office:value-type="string" calcext:value-type="string">
            <text:p>T225-26B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No. of turns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No. of strands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Fill factor</text:p>
          </table:table-cell>
          <table:table-cell office:value-type="string" calcext:value-type="string">
            <text:p>Max</text:p>
          </table:table-cell>
          <table:table-cell/>
          <table:table-cell table:style-name="ce4" table:number-columns-repeated="4"/>
          <table:table-cell table:number-columns-repeated="5"/>
        </table:table-row>
        <table:table-row table:style-name="ro2">
          <table:table-cell table:style-name="ce4" office:value-type="string" calcext:value-type="string">
            <text:p>Wire diameter</text:p>
          </table:table-cell>
          <table:table-cell table:style-name="ce4" office:value-type="float" office:value="1" calcext:value-type="float">
            <text:p>1</text:p>
          </table:table-cell>
          <table:table-cell table:formula="of:=[.B91]" office:value-type="float" office:value="0.474441383532293" calcext:value-type="float">
            <text:p>0.474441383532293</text:p>
          </table:table-cell>
          <table:table-cell office:value-type="float" office:value="0.48" calcext:value-type="float">
            <text:p>0.48</text:p>
          </table:table-cell>
          <table:table-cell/>
          <table:table-cell table:style-name="ce4" table:number-columns-repeated="4"/>
          <table:table-cell table:number-columns-repeated="5"/>
        </table:table-row>
        <table:table-row table:style-name="ro2">
          <table:table-cell table:style-name="ce4" table:number-columns-repeated="2"/>
          <table:table-cell table:style-name="ce57" office:value-type="string" calcext:value-type="string">
            <text:p>Inductance</text:p>
          </table:table-cell>
          <table:table-cell table:style-name="ce61" table:formula="of:=INT([.B233])&amp;&quot; uH&quot;" office:value-type="string" office:string-value="25 uH" calcext:value-type="string">
            <text:p>25 uH</text:p>
          </table:table-cell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OD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/>
          <table:table-cell table:style-name="ce4" office:value-type="float" office:value="23.9" calcext:value-type="float">
            <text:p>23.9</text:p>
          </table:table-cell>
          <table:table-cell table:style-name="ce4" table:formula="of:=1.06*25.4" office:value-type="float" office:value="26.924" calcext:value-type="float">
            <text:p>26.92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9.9" calcext:value-type="float">
            <text:p>39.9</text:p>
          </table:table-cell>
          <table:table-cell table:style-name="ce4" table:formula="of:=2.25*25.4" office:value-type="float" office:value="57.15" calcext:value-type="float">
            <text:p>57.15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float" office:value="19.8" calcext:value-type="float">
            <text:p>19.8</text:p>
          </table:table-cell>
          <table:table-cell table:number-columns-repeated="2"/>
          <table:table-cell table:style-name="ce4" office:value-type="float" office:value="14.2" calcext:value-type="float">
            <text:p>14.2</text:p>
          </table:table-cell>
          <table:table-cell table:style-name="ce4" table:formula="of:=0.57*25.4" office:value-type="float" office:value="14.478" calcext:value-type="float">
            <text:p>14.478</text:p>
          </table:table-cell>
          <table:table-cell table:style-name="ce4" office:value-type="float" office:value="19.8" calcext:value-type="float">
            <text:p>19.8</text:p>
          </table:table-cell>
          <table:table-cell table:style-name="ce4" office:value-type="float" office:value="24.1" calcext:value-type="float">
            <text:p>24.1</text:p>
          </table:table-cell>
          <table:table-cell table:style-name="ce4" office:value-type="float" office:value="35.7" calcext:value-type="float">
            <text:p>35.7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W</text:p>
          </table:table-cell>
          <table:table-cell table:style-name="ce4" office:value-type="float" office:value="11.09" calcext:value-type="float">
            <text:p>11.09</text:p>
          </table:table-cell>
          <table:table-cell table:number-columns-repeated="2"/>
          <table:table-cell table:style-name="ce4" office:value-type="float" office:value="7.9" calcext:value-type="float">
            <text:p>7.9</text:p>
          </table:table-cell>
          <table:table-cell table:style-name="ce4" table:formula="of:=0.437*25.4" office:value-type="float" office:value="11.0998" calcext:value-type="float">
            <text:p>11.0998</text:p>
          </table:table-cell>
          <table:table-cell table:style-name="ce4" office:value-type="float" office:value="11.09" calcext:value-type="float">
            <text:p>11.09</text:p>
          </table:table-cell>
          <table:table-cell table:style-name="ce4" office:value-type="float" office:value="14.5" calcext:value-type="float">
            <text:p>14.5</text:p>
          </table:table-cell>
          <table:table-cell table:style-name="ce4" office:value-type="float" office:value="25.4" calcext:value-type="float">
            <text:p>25.4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Al</text:p>
          </table:table-cell>
          <table:table-cell table:style-name="ce4" office:value-type="float" office:value="785" calcext:value-type="float">
            <text:p>785</text:p>
          </table:table-cell>
          <table:table-cell table:number-columns-repeated="2"/>
          <table:table-cell table:style-name="ce4" office:value-type="float" office:value="590" calcext:value-type="float">
            <text:p>590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85" calcext:value-type="float">
            <text:p>785</text:p>
          </table:table-cell>
          <table:table-cell table:style-name="ce4"/>
          <table:table-cell table:style-name="ce4" office:value-type="float" office:value="1600" calcext:value-type="float">
            <text:p>160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Total power dissipation, mW</text:p>
          </table:table-cell>
          <table:table-cell table:style-name="ce4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25C rise</text:p>
          </table:table-cell>
          <table:table-cell table:style-name="ce4" office:value-type="float" office:value="2100" calcext:value-type="float">
            <text:p>2100</text:p>
          </table:table-cell>
          <table:table-cell table:number-columns-repeated="2"/>
          <table:table-cell table:style-name="ce4" office:value-type="float" office:value="1050" calcext:value-type="float">
            <text:p>1050</text:p>
          </table:table-cell>
          <table:table-cell table:style-name="ce4" office:value-type="float" office:value="1470" calcext:value-type="float">
            <text:p>1470</text:p>
          </table:table-cell>
          <table:table-cell table:style-name="ce4" office:value-type="float" office:value="2100" calcext:value-type="float">
            <text:p>2100</text:p>
          </table:table-cell>
          <table:table-cell table:style-name="ce4" office:value-type="float" office:value="3010" calcext:value-type="float">
            <text:p>3010</text:p>
          </table:table-cell>
          <table:table-cell table:style-name="ce4" office:value-type="float" office:value="6790" calcext:value-type="float">
            <text:p>679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40C rise</text:p>
          </table:table-cell>
          <table:table-cell table:style-name="ce4" office:value-type="float" office:value="3700" calcext:value-type="float">
            <text:p>3700</text:p>
          </table:table-cell>
          <table:table-cell table:number-columns-repeated="2"/>
          <table:table-cell table:style-name="ce4" office:value-type="float" office:value="1850" calcext:value-type="float">
            <text:p>1850</text:p>
          </table:table-cell>
          <table:table-cell table:style-name="ce4" office:value-type="float" office:value="2590" calcext:value-type="float">
            <text:p>2590</text:p>
          </table:table-cell>
          <table:table-cell table:style-name="ce4" office:value-type="float" office:value="3700" calcext:value-type="float">
            <text:p>3700</text:p>
          </table:table-cell>
          <table:table-cell table:style-name="ce4" office:value-type="float" office:value="5290" calcext:value-type="float">
            <text:p>5290</text:p>
          </table:table-cell>
          <table:table-cell table:style-name="ce4" office:value-type="float" office:value="11900" calcext:value-type="float">
            <text:p>1190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Magnetic path area, Am (cm^2)</text:p>
          </table:table-cell>
          <table:table-cell table:style-name="ce4" office:value-type="float" office:value="0.698" calcext:value-type="float">
            <text:p>0.698</text:p>
          </table:table-cell>
          <table:table-cell table:number-columns-repeated="2"/>
          <table:table-cell table:style-name="ce4" office:value-type="float" office:value="0.362" calcext:value-type="float">
            <text:p>0.362</text:p>
          </table:table-cell>
          <table:table-cell table:style-name="ce4" office:value-type="float" office:value="0.659" calcext:value-type="float">
            <text:p>0.659</text:p>
          </table:table-cell>
          <table:table-cell table:style-name="ce4" office:value-type="float" office:value="0.698" calcext:value-type="float">
            <text:p>0.698</text:p>
          </table:table-cell>
          <table:table-cell table:style-name="ce4" office:value-type="float" office:value="1.06" calcext:value-type="float">
            <text:p>1.06</text:p>
          </table:table-cell>
          <table:table-cell table:style-name="ce4" office:value-type="float" office:value="2.59" calcext:value-type="float">
            <text:p>2.59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Magnetic path length, Lm (cm)</text:p>
          </table:table-cell>
          <table:table-cell table:style-name="ce4" office:value-type="float" office:value="8.28" calcext:value-type="float">
            <text:p>8.28</text:p>
          </table:table-cell>
          <table:table-cell table:number-columns-repeated="2"/>
          <table:table-cell table:style-name="ce4" office:value-type="float" office:value="5.97" calcext:value-type="float">
            <text:p>5.97</text:p>
          </table:table-cell>
          <table:table-cell table:style-name="ce4" office:value-type="float" office:value="6.49" calcext:value-type="float">
            <text:p>6.49</text:p>
          </table:table-cell>
          <table:table-cell table:style-name="ce4" office:value-type="float" office:value="8.28" calcext:value-type="float">
            <text:p>8.28</text:p>
          </table:table-cell>
          <table:table-cell table:style-name="ce4" office:value-type="float" office:value="10.1" calcext:value-type="float">
            <text:p>10.1</text:p>
          </table:table-cell>
          <table:table-cell table:style-name="ce4" office:value-type="float" office:value="14.6" calcext:value-type="float">
            <text:p>14.6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Volume, cm^3</text:p>
          </table:table-cell>
          <table:table-cell table:style-name="ce4" office:value-type="float" office:value="5.78" calcext:value-type="float">
            <text:p>5.78</text:p>
          </table:table-cell>
          <table:table-cell table:number-columns-repeated="2"/>
          <table:table-cell table:style-name="ce4" office:value-type="float" office:value="2.16" calcext:value-type="float">
            <text:p>2.16</text:p>
          </table:table-cell>
          <table:table-cell table:style-name="ce4" office:value-type="float" office:value="4.28" calcext:value-type="float">
            <text:p>4.28</text:p>
          </table:table-cell>
          <table:table-cell table:style-name="ce4" office:value-type="float" office:value="5.78" calcext:value-type="float">
            <text:p>5.78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37.8" calcext:value-type="float">
            <text:p>37.8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Length of tails (mm)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table:number-columns-repeated="5" table:style-name="ce4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 table:style-name="ce4" table:number-columns-repeated="2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Copper wire parameters</text:p>
          </table:table-cell>
          <table:table-cell table:style-name="ce4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Resistivity of copper Cu (mohm.mm^2/m)</text:p>
          </table:table-cell>
          <table:table-cell table:style-name="ce4" office:value-type="float" office:value="17.25" calcext:value-type="float">
            <text:p>17.25</text:p>
          </table:table-cell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Thickness of enamel insulation (mm dia.)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Mass density of Cu (g / cm^3)</text:p>
          </table:table-cell>
          <table:table-cell table:style-name="ce4" office:value-type="float" office:value="8.96" calcext:value-type="float">
            <text:p>8.96</text:p>
          </table:table-cell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Core loss parameters</text:p>
          </table:table-cell>
          <table:table-cell table:style-name="ce9" office:value-type="string" calcext:value-type="string">
            <text:p>a=</text:p>
          </table:table-cell>
          <table:table-cell table:style-name="ce25" table:formula="of:=10^9" office:value-type="float" office:value="1000000000" calcext:value-type="float">
            <text:p>1.00E+09</text:p>
          </table:table-cell>
          <table:table-cell table:style-name="ce9" office:value-type="string" calcext:value-type="string">
            <text:p>b=</text:p>
          </table:table-cell>
          <table:table-cell table:style-name="ce25" table:formula="of:=1.1*10^8" office:value-type="float" office:value="110000000" calcext:value-type="float">
            <text:p>1.10E+08</text:p>
          </table:table-cell>
          <table:table-cell table:style-name="ce9" office:value-type="string" calcext:value-type="string">
            <text:p>c=</text:p>
          </table:table-cell>
          <table:table-cell table:style-name="ce25" table:formula="of:=1.9*10^6" office:value-type="float" office:value="1900000" calcext:value-type="float">
            <text:p>1.90E+06</text:p>
          </table:table-cell>
          <table:table-cell table:style-name="ce9" office:value-type="string" calcext:value-type="string">
            <text:p>d=</text:p>
          </table:table-cell>
          <table:table-cell table:style-name="ce25" table:formula="of:=1.9*10^-13" office:value-type="float" office:value="0.00000000000019" calcext:value-type="float">
            <text:p>1.90E-13</text:p>
          </table:table-cell>
          <table:table-cell table:number-columns-repeated="5"/>
        </table:table-row>
        <table:table-row table:style-name="ro2">
          <table:table-cell table:style-name="ce4" table:number-columns-repeated="2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1">
          <table:table-cell table:style-name="ce2" office:value-type="string" calcext:value-type="string">
            <text:p>Calculated parameter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converter Power</text:p>
          </table:table-cell>
          <table:table-cell table:formula="of:=[.B$5]*[.$B$7]" office:value-type="float" office:value="234" calcext:value-type="float">
            <text:p>234</text:p>
          </table:table-cell>
          <table:table-cell table:formula="of:=[.C$5]*[.$B$7]" office:value-type="float" office:value="240" calcext:value-type="float">
            <text:p>240</text:p>
          </table:table-cell>
          <table:table-cell table:formula="of:=[.D$5]*[.$B$7]" office:value-type="float" office:value="284" calcext:value-type="float">
            <text:p>2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b/Vpp</text:p>
          </table:table-cell>
          <table:table-cell table:style-name="ce10" table:formula="of:=[.B5]/[.D4]" office:value-type="float" office:value="0.37741935483871" calcext:value-type="float">
            <text:p>0.377</text:p>
          </table:table-cell>
          <table:table-cell table:style-name="ce10" table:formula="of:=[.C5]/[.C4]" office:value-type="float" office:value="0.4" calcext:value-type="float">
            <text:p>0.400</text:p>
          </table:table-cell>
          <table:table-cell table:style-name="ce10" table:formula="of:=[.D5]/[.B4]" office:value-type="float" office:value="0.489655172413793" calcext:value-type="float">
            <text:p>0.4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Panel and SW1</text:p>
          </table:table-cell>
          <table:table-cell table:style-name="ce10" table:formula="of:=[.$B$7]*[.B$46]" office:value-type="float" office:value="7.54838709677419" calcext:value-type="float">
            <text:p>7.548</text:p>
          </table:table-cell>
          <table:table-cell table:style-name="ce10" table:formula="of:=[.$B$7]*[.C$46]" office:value-type="float" office:value="8" calcext:value-type="float">
            <text:p>8.000</text:p>
          </table:table-cell>
          <table:table-cell table:style-name="ce10" table:formula="of:=[.$B$7]*[.D$46]" office:value-type="float" office:value="9.79310344827586" calcext:value-type="float">
            <text:p>9.7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Capacitor C1</text:p>
          </table:table-cell>
          <table:table-cell table:style-name="ce10" table:formula="of:=([.B58]^2*[.B53]/10+[.B59]^2*[.B54]/10)^0.5" office:value-type="float" office:value="9.69482306041409" calcext:value-type="float">
            <text:p>9.695</text:p>
          </table:table-cell>
          <table:table-cell table:style-name="ce10" table:formula="of:=([.C58]^2*[.C53]/10+[.C59]^2*[.C54]/10)^0.5" office:value-type="float" office:value="9.79795897113271" calcext:value-type="float">
            <text:p>9.798</text:p>
          </table:table-cell>
          <table:table-cell table:style-name="ce10" table:formula="of:=([.D58]^2*[.D53]/10+[.D59]^2*[.D54]/10)^0.5" office:value-type="float" office:value="9.99785946174903" calcext:value-type="float">
            <text:p>9.9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SW2 (each module)</text:p>
          </table:table-cell>
          <table:table-cell table:style-name="ce11" table:formula="of:=(([.$B$7]/[.$B$6])^2*[.B46])^0.5" office:value-type="float" office:value="12.2868930953062" calcext:value-type="float">
            <text:p>12.287</text:p>
          </table:table-cell>
          <table:table-cell table:style-name="ce11" table:formula="of:=(([.$B$7]/[.$B$6])^2*[.C46])^0.5" office:value-type="float" office:value="12.6491106406735" calcext:value-type="float">
            <text:p>12.649</text:p>
          </table:table-cell>
          <table:table-cell table:style-name="ce11" table:formula="of:=(([.$B$7]/[.$B$6])^2*[.D46])^0.5" office:value-type="float" office:value="13.9950730246583" calcext:value-type="float">
            <text:p>13.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SW3 (each module)</text:p>
          </table:table-cell>
          <table:table-cell table:style-name="ce11" table:formula="of:=((([.$B$7]/[.$B$6])^2)*(1-[.D46]))^0.5" office:value-type="float" office:value="14.2876845931901" calcext:value-type="float">
            <text:p>14.288</text:p>
          </table:table-cell>
          <table:table-cell table:style-name="ce11" table:formula="of:=((([.$B$7]/[.$B$6])^2)*(1-[.C46]))^0.5" office:value-type="float" office:value="15.4919333848297" calcext:value-type="float">
            <text:p>15.492</text:p>
          </table:table-cell>
          <table:table-cell table:style-name="ce11" table:formula="of:=((([.$B$7]/[.$B$6])^2)*(1-[.B46]))^0.5" office:value-type="float" office:value="15.780755940845" calcext:value-type="float">
            <text:p>15.7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Inductor (each module)</text:p>
          </table:table-cell>
          <table:table-cell table:style-name="ce10" table:formula="of:=[.$B$7]/[.$B$6]" office:value-type="float" office:value="20" calcext:value-type="float">
            <text:p>20.000</text:p>
          </table:table-cell>
          <table:table-cell table:style-name="ce10" table:formula="of:=[.$B$7]/[.$B$6]" office:value-type="float" office:value="20" calcext:value-type="float">
            <text:p>20.000</text:p>
          </table:table-cell>
          <table:table-cell table:style-name="ce10" table:formula="of:=[.$B$7]/[.$B$6]" office:value-type="float" office:value="20" calcext:value-type="float">
            <text:p>20.00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anel time High</text:p>
          </table:table-cell>
          <table:table-cell table:style-name="ce1" table:formula="of:=MOD([.B$46]*10*[.$B6];10)" office:value-type="float" office:value="3.7741935483871" calcext:value-type="float">
            <text:p>3.7741935483871</text:p>
          </table:table-cell>
          <table:table-cell table:style-name="ce1" table:formula="of:=MOD([.C$46]*10*[.$B6];10)" office:value-type="float" office:value="4" calcext:value-type="float">
            <text:p>4</text:p>
          </table:table-cell>
          <table:table-cell table:style-name="ce1" table:formula="of:=MOD([.D$46]*10*[.$B6];10)" office:value-type="float" office:value="4.89655172413793" calcext:value-type="float">
            <text:p>4.896551724137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el Time Low</text:p>
          </table:table-cell>
          <table:table-cell table:formula="of:=10-[.B53]" office:value-type="float" office:value="6.2258064516129" calcext:value-type="float">
            <text:p>6.2258064516129</text:p>
          </table:table-cell>
          <table:table-cell table:formula="of:=10-[.C53]" office:value-type="float" office:value="6" calcext:value-type="float">
            <text:p>6</text:p>
          </table:table-cell>
          <table:table-cell table:formula="of:=10-[.D53]" office:value-type="float" office:value="5.10344827586207" calcext:value-type="float">
            <text:p>5.103448275862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 during High panel time</text:p>
          </table:table-cell>
          <table:table-cell table:style-name="ce1" table:formula="of:=INT([.B46]*[.$B$6]+1)*[.$B$7]/ [.$B$6]" office:value-type="float" office:value="20" calcext:value-type="float">
            <text:p>20</text:p>
          </table:table-cell>
          <table:table-cell table:style-name="ce1" table:formula="of:=INT([.C46]*[.$B$6]+1)*[.$B$7]/ [.$B$6]" office:value-type="float" office:value="20" calcext:value-type="float">
            <text:p>20</text:p>
          </table:table-cell>
          <table:table-cell table:style-name="ce1" table:formula="of:=INT([.D46]*[.$B$6]+1)*[.$B$7]/ [.$B$6]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 during Low panel time</text:p>
          </table:table-cell>
          <table:table-cell table:formula="of:=[.B55]-[.$B$7]/[.$B$6]" office:value-type="float" office:value="0" calcext:value-type="float">
            <text:p>0</text:p>
          </table:table-cell>
          <table:table-cell table:formula="of:=[.C55]-[.$B$7]/[.$B$6]" office:value-type="float" office:value="0" calcext:value-type="float">
            <text:p>0</text:p>
          </table:table-cell>
          <table:table-cell table:formula="of:=[.D55]-[.$B$7]/[.$B$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an Current</text:p>
          </table:table-cell>
          <table:table-cell table:formula="of:=([.B53]*[.B55]+[.B54]*[.B56])/([.B53]+[.B54])" office:value-type="float" office:value="7.5483870967742" calcext:value-type="float">
            <text:p>7.5483870967742</text:p>
          </table:table-cell>
          <table:table-cell table:formula="of:=([.C53]*[.C55]+[.C54]*[.C56])/([.C53]+[.C54])" office:value-type="float" office:value="8" calcext:value-type="float">
            <text:p>8</text:p>
          </table:table-cell>
          <table:table-cell table:formula="of:=([.D53]*[.D55]+[.D54]*[.D56])/([.D53]+[.D54])" office:value-type="float" office:value="9.79310344827586" calcext:value-type="float">
            <text:p>9.793103448275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urrent High</text:p>
          </table:table-cell>
          <table:table-cell table:formula="of:=[.B55]-[.B57]" office:value-type="float" office:value="12.4516129032258" calcext:value-type="float">
            <text:p>12.4516129032258</text:p>
          </table:table-cell>
          <table:table-cell table:formula="of:=[.C55]-[.C57]" office:value-type="float" office:value="12" calcext:value-type="float">
            <text:p>12</text:p>
          </table:table-cell>
          <table:table-cell table:formula="of:=[.D55]-[.D57]" office:value-type="float" office:value="10.2068965517241" calcext:value-type="float">
            <text:p>10.20689655172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urrent Low</text:p>
          </table:table-cell>
          <table:table-cell table:formula="of:=[.B56]-[.B57]" office:value-type="float" office:value="-7.5483870967742" calcext:value-type="float">
            <text:p>-7.5483870967742</text:p>
          </table:table-cell>
          <table:table-cell table:formula="of:=[.C56]-[.C57]" office:value-type="float" office:value="-8" calcext:value-type="float">
            <text:p>-8</text:p>
          </table:table-cell>
          <table:table-cell table:formula="of:=[.D56]-[.D57]" office:value-type="float" office:value="-9.79310344827586" calcext:value-type="float">
            <text:p>-9.793103448275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urrent Mean</text:p>
          </table:table-cell>
          <table:table-cell table:formula="of:=[.B53]*[.B58]+[.B54]*[.B59]" office:value-type="float" office:value="0" calcext:value-type="float">
            <text:p>0</text:p>
          </table:table-cell>
          <table:table-cell table:formula="of:=[.C53]*[.C58]+[.C54]*[.C59]" office:value-type="float" office:value="0" calcext:value-type="float">
            <text:p>0</text:p>
          </table:table-cell>
          <table:table-cell table:formula="of:=[.D53]*[.D58]+[.D54]*[.D5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formula="of:=[.A13]" office:value-type="string" office:string-value="Q2 MOSFET (per module)" calcext:value-type="string">
            <text:p>Q2 MOSFET (per module)</text:p>
          </table:table-cell>
          <table:table-cell office:value-type="string" calcext:value-type="string">
            <text:p>Vpl</text:p>
          </table:table-cell>
          <table:table-cell table:style-name="ce13" table:formula="of:=[.H13]+IF([.E62]&gt;1;IF([.E62]&gt;3.2;IF([.E62]&gt;5;IF([.E62]&gt;6.67;IF([.E62]&gt;10;IF([.E62]&gt;20;[.N13];[.N13]);[.M13]);[.L13]);[.K13]);[.J13]);[.I13])" office:value-type="float" office:value="3.47619047619048" calcext:value-type="float">
            <text:p>3.48</text:p>
          </table:table-cell>
          <table:table-cell office:value-type="string" calcext:value-type="string">
            <text:p>MOSFET current</text:p>
          </table:table-cell>
          <table:table-cell table:formula="of:=[.B7]/[.B6]/[.C13]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on (ns)</text:p>
          </table:table-cell>
          <table:table-cell table:style-name="ce13" table:formula="of:= (LN(([.B16]-[.H13])/([.B16]-[.C62]))*[.B17]*[.E13] + [.F13] * [.C4] * [.B17] / ([.B16]-[.C62]))/1000" office:value-type="float" office:value="18.280065583685" calcext:value-type="float">
            <text:p>18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off (ns)</text:p>
          </table:table-cell>
          <table:table-cell table:style-name="ce13" table:formula="of:= (LN(([.C62])/([.H13]))*[.B18]*[.E13] + [.F13] * [.C4] * [.B18] / [.C62])/1000" office:value-type="float" office:value="45.1814377605465" calcext:value-type="float">
            <text:p>4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n = ln((Vdrv-Vth)/(Vdrv-Vpl))*ZdrvON*Ciss + Crss * Vpp * Zdrv ON / (Vdrv-Vpl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ff = ln((Vpl)/(Vth))*ZdrvOFF*Ciss + Crss * Vpp * ZdrvOFF / Vp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sw = (Ton+Toff)/2*PWMfrequency * Vpp*Current/10^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2 Gate drive power = (Vdrv^2 * Ciss + Vpp^2 * Crss) * count * PWM frequency *10^-9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Nominal</text:p>
          </table:table-cell>
          <table:table-cell table:number-columns-repeated="3"/>
          <table:table-cell office:value-type="string" calcext:value-type="string">
            <text:p>Worst ca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ss calculation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 capacitor</text:p>
          </table:table-cell>
          <table:table-cell table:style-name="ce10" table:formula="of:=[.B48]" office:value-type="float" office:value="9.69482306041409" calcext:value-type="float">
            <text:p>9.695</text:p>
          </table:table-cell>
          <table:table-cell table:style-name="ce26" table:formula="of:=[.$B10]/[.$C10]" office:value-type="float" office:value="26.25" calcext:value-type="float">
            <text:p>26.3</text:p>
          </table:table-cell>
          <table:table-cell table:style-name="ce8" table:formula="of:=[.B73]^2*[.C73]" office:value-type="float" office:value="2467.22684703434" calcext:value-type="float">
            <text:p>2,467</text:p>
          </table:table-cell>
          <table:table-cell table:style-name="ce5" table:formula="of:=[.D73]/[.$C$45]/1000" office:value-type="percentage" office:value="0.0102801118626431" calcext:value-type="percentage">
            <text:p>1.03%</text:p>
          </table:table-cell>
          <table:table-cell table:style-name="ce10" table:formula="of:=[.C48]" office:value-type="float" office:value="9.79795897113271" calcext:value-type="float">
            <text:p>9.798</text:p>
          </table:table-cell>
          <table:table-cell table:style-name="ce26" table:formula="of:=[.$B10]/[.$C10]" office:value-type="float" office:value="26.25" calcext:value-type="float">
            <text:p>26.3</text:p>
          </table:table-cell>
          <table:table-cell table:style-name="ce8" table:formula="of:=[.F73]^2*[.G73]" office:value-type="float" office:value="2520" calcext:value-type="float">
            <text:p>2,520</text:p>
          </table:table-cell>
          <table:table-cell table:style-name="ce5" table:formula="of:=[.H73]/[.$C$45]/1000" office:value-type="percentage" office:value="0.0105" calcext:value-type="percentage">
            <text:p>1.05%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ds ON</text:p>
          </table:table-cell>
          <table:table-cell table:number-columns-repeated="3"/>
          <table:table-cell office:value-type="string" calcext:value-type="string">
            <text:p>Rds 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 MOSFET (DC only)</text:p>
          </table:table-cell>
          <table:table-cell table:style-name="ce10" table:formula="of:=[.C47]" office:value-type="float" office:value="8" calcext:value-type="float">
            <text:p>8.000</text:p>
          </table:table-cell>
          <table:table-cell table:formula="of:=[.$D12]/[.$C12]" office:value-type="float" office:value="36" calcext:value-type="float">
            <text:p>36</text:p>
          </table:table-cell>
          <table:table-cell table:style-name="ce8" table:formula="of:=[.B75]^2*[.C75]" office:value-type="float" office:value="2304" calcext:value-type="float">
            <text:p>2,304</text:p>
          </table:table-cell>
          <table:table-cell table:style-name="ce5" table:formula="of:=[.D75]/[.$C$45]/1000" office:value-type="percentage" office:value="0.0096" calcext:value-type="percentage">
            <text:p>0.96%</text:p>
          </table:table-cell>
          <table:table-cell table:style-name="ce10" table:formula="of:=[.D47]" office:value-type="float" office:value="9.79310344827586" calcext:value-type="float">
            <text:p>9.793</text:p>
          </table:table-cell>
          <table:table-cell table:formula="of:=[.$D12]/[.$C12]" office:value-type="float" office:value="36" calcext:value-type="float">
            <text:p>36</text:p>
          </table:table-cell>
          <table:table-cell table:style-name="ce8" table:formula="of:=[.F75]^2*[.G75]" office:value-type="float" office:value="3452.57550535077" calcext:value-type="float">
            <text:p>3,453</text:p>
          </table:table-cell>
          <table:table-cell table:style-name="ce5" table:formula="of:=[.H75]/[.$C$45]/1000" office:value-type="percentage" office:value="0.0143857312722949" calcext:value-type="percentage">
            <text:p>1.44%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2 MOSFET (each module)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 component</text:p>
          </table:table-cell>
          <table:table-cell table:style-name="ce10" table:formula="of:=[.C49]" office:value-type="float" office:value="12.6491106406735" calcext:value-type="float">
            <text:p>12.649</text:p>
          </table:table-cell>
          <table:table-cell table:formula="of:=[.$D13]/[.$C13]" office:value-type="float" office:value="18" calcext:value-type="float">
            <text:p>18</text:p>
          </table:table-cell>
          <table:table-cell table:style-name="ce8" table:formula="of:=[.B78]^2*[.C78]" office:value-type="float" office:value="2880" calcext:value-type="float">
            <text:p>2,880</text:p>
          </table:table-cell>
          <table:table-cell table:style-name="ce5" table:formula="of:=[.D78]*[.$B$6]/[.$C$45]/1000" office:value-type="percentage" office:value="0.012" calcext:value-type="percentage">
            <text:p>1.20%</text:p>
          </table:table-cell>
          <table:table-cell table:style-name="ce10" table:formula="of:=[.D49]" office:value-type="float" office:value="13.9950730246583" calcext:value-type="float">
            <text:p>13.995</text:p>
          </table:table-cell>
          <table:table-cell table:formula="of:=[.$D13]/[.$C13]" office:value-type="float" office:value="18" calcext:value-type="float">
            <text:p>18</text:p>
          </table:table-cell>
          <table:table-cell table:style-name="ce8" table:formula="of:=[.F78]^2*[.G78]" office:value-type="float" office:value="3525.51724137931" calcext:value-type="float">
            <text:p>3,526</text:p>
          </table:table-cell>
          <table:table-cell table:style-name="ce5" table:formula="of:=[.H78]*[.$B$6]/[.$C$45]/1000" office:value-type="percentage" office:value="0.0146896551724138" calcext:value-type="percentage">
            <text:p>1.4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ing component</text:p>
          </table:table-cell>
          <table:table-cell table:number-columns-repeated="2"/>
          <table:table-cell table:style-name="ce8" table:formula="of:= ([.C63]+[.C64])/2*[.B8] * [.C4]*[.C51]/10^6" office:value-type="float" office:value="1332.69157022886" calcext:value-type="float">
            <text:p>1,333</text:p>
          </table:table-cell>
          <table:table-cell table:style-name="ce5" table:formula="of:=[.D79]*[.$B$6]/[.$C$45]/1000" office:value-type="percentage" office:value="0.00555288154262026" calcext:value-type="percentage">
            <text:p>0.56%</text:p>
          </table:table-cell>
          <table:table-cell/>
          <table:table-cell table:style-name="ce8"/>
          <table:table-cell table:style-name="ce30" table:formula="of:= ([.C63]+[.C64])/2*[.B8] * [.D4]*[.B7]/10^6" office:value-type="float" office:value="1377.11462256982" calcext:value-type="float">
            <text:p>1,377</text:p>
          </table:table-cell>
          <table:table-cell table:style-name="ce5" table:formula="of:=[.H79]*[.$B$6]/[.$C$45]/1000" office:value-type="percentage" office:value="0.00573797759404093" calcext:value-type="percentage">
            <text:p>0.5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 drive power </text:p>
          </table:table-cell>
          <table:table-cell table:number-columns-repeated="2"/>
          <table:table-cell table:style-name="ce8" table:formula="of:= ([.B16]^2 * [.E13] + [.C4]^2 * [.F13]) * [.C13] * [.B8]*10^-9" office:value-type="float" office:value="149.184" calcext:value-type="float">
            <text:p>149</text:p>
          </table:table-cell>
          <table:table-cell table:style-name="ce5" table:formula="of:=[.D80]*[.$B$6]/[.$C$45]/1000" office:value-type="percentage" office:value="0.0006216" calcext:value-type="percentage">
            <text:p>0.06%</text:p>
          </table:table-cell>
          <table:table-cell table:number-columns-repeated="2"/>
          <table:table-cell table:style-name="ce31" table:formula="of:= ([.B16]^2 * [.E13] + [.D4]^2 * [.F13]) * [.C13] * [.B8]*10^-9" office:value-type="float" office:value="154.6496" calcext:value-type="float">
            <text:p>155</text:p>
          </table:table-cell>
          <table:table-cell table:style-name="ce5" table:formula="of:=[.H80]*[.$B$6]/[.$C$45]/1000" office:value-type="percentage" office:value="0.000644373333333333" calcext:value-type="percentage">
            <text:p>0.0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power for Q2</text:p>
          </table:table-cell>
          <table:table-cell table:number-columns-repeated="2"/>
          <table:table-cell table:style-name="ce8" table:formula="of:=SUM([.D78:.D80])" office:value-type="float" office:value="4361.87557022886" calcext:value-type="float">
            <text:p>4,362</text:p>
          </table:table-cell>
          <table:table-cell table:style-name="ce5" table:formula="of:=SUM([.E78:.E80])" office:value-type="percentage" office:value="0.0181744815426203" calcext:value-type="percentage">
            <text:p>1.82%</text:p>
          </table:table-cell>
          <table:table-cell table:number-columns-repeated="2"/>
          <table:table-cell table:style-name="ce8" table:formula="of:=SUM([.H78:.H80])" office:value-type="float" office:value="5057.28146394913" calcext:value-type="float">
            <text:p>5,057</text:p>
          </table:table-cell>
          <table:table-cell table:style-name="ce5" table:formula="of:=SUM([.I78:.I80])" office:value-type="percentage" office:value="0.0210720060997881" calcext:value-type="percentage">
            <text:p>2.11%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3 Diode (each module)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Vf (mV)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office:value-type="string" calcext:value-type="string">
            <text:p>Current</text:p>
          </table:table-cell>
          <table:table-cell table:formula="of:=[.C83]" office:value-type="string" office:string-value="Vf (mV)" calcext:value-type="string">
            <text:p>Vf (mV)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 component</text:p>
          </table:table-cell>
          <table:table-cell table:style-name="ce10" table:formula="of:=[.C50]" office:value-type="float" office:value="15.4919333848297" calcext:value-type="float">
            <text:p>15.492</text:p>
          </table:table-cell>
          <table:table-cell table:formula="of:=[.$D14]" office:value-type="float" office:value="580" calcext:value-type="float">
            <text:p>580</text:p>
          </table:table-cell>
          <table:table-cell table:style-name="ce8" table:formula="of:=[.B84]*[.C84]" office:value-type="float" office:value="8985.32136320121" calcext:value-type="float">
            <text:p>8,985</text:p>
          </table:table-cell>
          <table:table-cell table:style-name="ce5" table:formula="of:=[.D84]*[.$B$6]/[.$C$45]/1000" office:value-type="percentage" office:value="0.0374388390133384" calcext:value-type="percentage">
            <text:p>3.74%</text:p>
          </table:table-cell>
          <table:table-cell table:style-name="ce10" table:formula="of:=[.D50]" office:value-type="float" office:value="15.780755940845" calcext:value-type="float">
            <text:p>15.781</text:p>
          </table:table-cell>
          <table:table-cell table:formula="of:=[.$D14]" office:value-type="float" office:value="580" calcext:value-type="float">
            <text:p>580</text:p>
          </table:table-cell>
          <table:table-cell table:style-name="ce8" table:formula="of:=[.F84]*[.G84]" office:value-type="float" office:value="9152.83844569013" calcext:value-type="float">
            <text:p>9,153</text:p>
          </table:table-cell>
          <table:table-cell table:style-name="ce5" table:formula="of:=[.H84]*[.$B$6]/[.$C$45]/1000" office:value-type="percentage" office:value="0.0381368268570422" calcext:value-type="percentage">
            <text:p>3.81%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8"/>
          <table:table-cell table:style-name="ce5"/>
          <table:table-cell table:number-columns-repeated="2"/>
          <table:table-cell table:style-name="ce31"/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Total power for D3</text:p>
          </table:table-cell>
          <table:table-cell table:number-columns-repeated="2"/>
          <table:table-cell table:style-name="ce8" table:formula="of:=SUM([.D84:.D85])" office:value-type="float" office:value="8985.32136320121" calcext:value-type="float">
            <text:p>8,985</text:p>
          </table:table-cell>
          <table:table-cell table:style-name="ce5" table:formula="of:=[.D86]*[.$B$6]/[.$C$45]/1000" office:value-type="percentage" office:value="0.0374388390133384" calcext:value-type="percentage">
            <text:p>3.74%</text:p>
          </table:table-cell>
          <table:table-cell table:number-columns-repeated="2"/>
          <table:table-cell table:style-name="ce8" table:formula="of:=SUM([.H84:.H85])" office:value-type="float" office:value="9152.83844569013" calcext:value-type="float">
            <text:p>9,153</text:p>
          </table:table-cell>
          <table:table-cell table:style-name="ce5" table:formula="of:=[.H86]*[.$B$6]/[.$C$45]/1000" office:value-type="percentage" office:value="0.0381368268570422" calcext:value-type="percentage">
            <text:p>3.81%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uctor calculations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E = ((Vpp - Vbb)^2*Vb/Vpp + Vbb^2*(Vpp-Vbb)/Vpp)^0.5</text:p>
          </table:table-cell>
          <table:table-cell/>
          <table:table-cell table:style-name="ce4" table:formula="of:= (([.C4]-[.C5])^2*[.C5]/[.C4] + [.C5]^2*([.C4]-[.C5])/[.C4])^0.5" office:value-type="float" office:value="14.6969384566991" calcext:value-type="float">
            <text:p>14.69693845669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ea of wire strand</text:p>
          </table:table-cell>
          <table:table-cell table:formula="of:=PI()/4*[.B24]^2" office:value-type="float" office:value="0.785398163397448" calcext:value-type="float">
            <text:p>0.7853981633974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roid central area fill factor</text:p>
          </table:table-cell>
          <table:table-cell table:formula="of:=[.B90]*[.B22]*[.B23]/(PI()/4*[.B27]^2)" office:value-type="float" office:value="0.474441383532293" calcext:value-type="float">
            <text:p>0.4744413835322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=E*10^8/(4.4*A) </text:p>
          </table:table-cell>
          <table:table-cell table:style-name="ce8" table:formula="of:=[.C89]*10^8/(4.4*[.B33])" office:value-type="float" office:value="478540585.331436" calcext:value-type="float">
            <text:p>478,540,5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V1 = dG^2/N^2*V (milli Watts)</text:p>
          </table:table-cell>
          <table:table-cell table:formula="of:= [.I42]*[.B92]^2/[.B22]^2*[.B35]" office:value-type="float" office:value="261.695108246651" calcext:value-type="float">
            <text:p>261.6951082466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V2 = (1/N^2)*(G^3/(N*(af^2+b(G/N)^0.7*f^1.3+c*(G/N)^1.35*f^0.65))*V</text:p>
          </table:table-cell>
          <table:table-cell table:formula="of:= (1/[.B22]^2)*([.B92]^3/([.B22]*([.C42]*[.B8]^2+[.E42]*([.B92]/[.B22])^0.7*[.B8]^1.3+[.G42]*([.B92]/[.B22])^1.35*[.B8]^0.65))*[.B35])" office:value-type="float" office:value="505.963883486747" calcext:value-type="float">
            <text:p>505.9638834867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V = CLV1+CLV2 (mW)</text:p>
          </table:table-cell>
          <table:table-cell/>
          <table:table-cell table:formula="of:=[.B93]+[.B94]" office:value-type="float" office:value="767.658991733398" calcext:value-type="float">
            <text:p>767.658991733398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Length of a layer-1 turn = (OD-ID+2*W+4*x) </text:p>
          </table:table-cell>
          <table:table-cell table:style-name="ce4" table:formula="of:= ([.B$26]-[.B$27]+2*[.B$28]+4*[.B$24])" office:value-type="float" office:value="39.38" calcext:value-type="float">
            <text:p>39.38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Length of a layer-2 turn = (OD-ID+2*W+7*x) </text:p>
          </table:table-cell>
          <table:table-cell table:style-name="ce4" table:formula="of:= ([.B$26]-[.B$27]+2*[.B$28]+7*[.B$24])" office:value-type="float" office:value="42.38" calcext:value-type="float">
            <text:p>42.38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Length of a layer-3+ turn = (OD-ID+2*W+12*x) </text:p>
          </table:table-cell>
          <table:table-cell table:style-name="ce4" table:formula="of:= ([.B$26]+2*[.B$28])" office:value-type="float" office:value="55.18" calcext:value-type="float">
            <text:p>55.18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No. of winding turns at layer-1 is Pi (ID-x)/x </text:p>
          </table:table-cell>
          <table:table-cell table:style-name="ce4" table:formula="of:=INT(PI()* ([.B$27]-[.B$24])/[.B$24])" office:value-type="float" office:value="59" calcext:value-type="float">
            <text:p>59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No. of winding turns at layer-2 is Pi (ID-3*x)/x </text:p>
          </table:table-cell>
          <table:table-cell table:style-name="ce4" table:formula="of:=INT(PI()* ([.B$27]-3*[.B$24])/[.B$24])" office:value-type="float" office:value="52" calcext:value-type="float">
            <text:p>52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No. of winding turns at layer-3+</text:p>
          </table:table-cell>
          <table:table-cell table:formula="of:=[.B22]*[.B23]-[.B99]-[.B100]" office:value-type="float" office:value="75" calcext:value-type="float">
            <text:p>75</text:p>
          </table:table-cell>
          <table:table-cell/>
          <table:table-cell office:value-type="string" calcext:value-type="string">
            <text:p>Volume of copper (cm^3)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Total wire length (total of all strands) incl. Tails</text:p>
          </table:table-cell>
          <table:table-cell table:formula="of:=[.B96]*[.B99]+[.B97]*[.B100]+[.B98]*[.B101]+[.B23]*[.B36]" office:value-type="float" office:value="9025.68" calcext:value-type="float">
            <text:p>9025.68</text:p>
          </table:table-cell>
          <table:table-cell/>
          <table:table-cell table:style-name="ce13" table:formula="of:=[.B102]*[.B90]/1000" office:value-type="float" office:value="7.08875249541308" calcext:value-type="float">
            <text:p>7.09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Length of individual winding, per strand</text:p>
          </table:table-cell>
          <table:table-cell table:formula="of:=[.B102]/[.B23]" office:value-type="float" office:value="1504.28" calcext:value-type="float">
            <text:p>1504.28</text:p>
          </table:table-cell>
          <table:table-cell/>
          <table:table-cell office:value-type="string" calcext:value-type="string">
            <text:p>Weight of copper (g)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Winding resistance, milli Ohms</text:p>
          </table:table-cell>
          <table:table-cell table:formula="of:=[.B39]*[.B103]/[.B90]/[.B23]/1000" office:value-type="float" office:value="5.50651274926836" calcext:value-type="float">
            <text:p>5.50651274926836</text:p>
          </table:table-cell>
          <table:table-cell/>
          <table:table-cell table:formula="of:=INT([.D102]*[.B41]+0.5)"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1 inductor component (each module)</text:p>
          </table:table-cell>
          <table:table-cell office:value-type="string" calcext:value-type="string">
            <text:p>Current</text:p>
          </table:table-cell>
          <table:table-cell/>
          <table:table-cell table:formula="of:=[.$B$22] &amp;&quot; turns&quot;" office:value-type="string" office:string-value="31 turns" calcext:value-type="string">
            <text:p>31 turns</text:p>
          </table:table-cell>
          <table:table-cell table:formula="of:=[.B21]" office:value-type="string" office:string-value="T130-26" calcext:value-type="string">
            <text:p>T130-26</text:p>
          </table:table-cell>
          <table:table-cell table:number-columns-repeated="9"/>
        </table:table-row>
        <table:table-row table:style-name="ro1">
          <table:table-cell/>
          <table:table-cell table:style-name="ce10" table:formula="of:=[.C51]" office:value-type="float" office:value="20" calcext:value-type="float">
            <text:p>20.000</text:p>
          </table:table-cell>
          <table:table-cell office:value-type="string" calcext:value-type="string">
            <text:p>Amps</text:p>
          </table:table-cell>
          <table:table-cell table:number-columns-repeated="2"/>
          <table:table-cell table:number-columns-repeated="2" office:value-type="string" calcext:value-type="string">
            <text:p>Limit (mW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 loss, mW (each module)</text:p>
          </table:table-cell>
          <table:table-cell table:style-name="ce8" table:formula="of:=[.B107]^2*[.B104]" office:value-type="float" office:value="2202.60509970734" calcext:value-type="float">
            <text:p>2,203</text:p>
          </table:table-cell>
          <table:table-cell table:style-name="ce5" table:formula="of:=[.B108]/[.$C$45]/1000" office:value-type="percentage" office:value="0.00917752124878059" calcext:value-type="percentage">
            <text:p>0.92%</text:p>
          </table:table-cell>
          <table:table-cell table:number-columns-repeated="2"/>
          <table:table-cell office:value-type="string" calcext:value-type="string">
            <text:p>25C</text:p>
          </table:table-cell>
          <table:table-cell office:value-type="string" calcext:value-type="string">
            <text:p>4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e loss, mW (each module)</text:p>
          </table:table-cell>
          <table:table-cell table:style-name="ce8" table:formula="of:=[.C95]" office:value-type="float" office:value="767.658991733398" calcext:value-type="float">
            <text:p>768</text:p>
          </table:table-cell>
          <table:table-cell table:style-name="ce5" table:formula="of:=[.B109]/[.$C$45]/1000" office:value-type="percentage" office:value="0.00319857913222249" calcext:value-type="percentage">
            <text:p>0.32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loss, mW (each module)</text:p>
          </table:table-cell>
          <table:table-cell table:style-name="ce8" table:formula="of:=[.B108]+[.B109]" office:value-type="float" office:value="2970.26409144074" calcext:value-type="float">
            <text:p>2,970</text:p>
          </table:table-cell>
          <table:table-cell table:style-name="ce5" table:formula="of:=[.B110]/[.$C$45]/1000" office:value-type="percentage" office:value="0.0123761003810031" calcext:value-type="percentage">
            <text:p>1.24%</text:p>
          </table:table-cell>
          <table:table-cell table:number-columns-repeated="2"/>
          <table:table-cell table:formula="of:=[.B$31]" office:value-type="float" office:value="2100" calcext:value-type="float">
            <text:p>2100</text:p>
          </table:table-cell>
          <table:table-cell table:formula="of:=[.$B$32]" office:value-type="float" office:value="3700" calcext:value-type="float">
            <text:p>370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ower loss summary</text:p>
          </table:table-cell>
          <table:table-cell table:style-name="ce12" office:value-type="string" calcext:value-type="string" table:number-columns-spanned="2" table:number-rows-spanned="1">
            <text:p>All modules</text:p>
          </table:table-cell>
          <table:covered-table-cell table:style-name="ce27"/>
          <table:table-cell table:style-name="ce28" office:value-type="string" calcext:value-type="string" table:number-columns-spanned="2" table:number-rows-spanned="1">
            <text:p>Each module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1 loss</text:p>
          </table:table-cell>
          <table:table-cell table:style-name="ce8" table:formula="of:=[.D73]" office:value-type="float" office:value="2467.22684703434" calcext:value-type="float">
            <text:p>2,467</text:p>
          </table:table-cell>
          <table:table-cell table:style-name="ce5" table:formula="of:=[.B114]/[.$C$45]/1000" office:value-type="percentage" office:value="0.0102801118626431" calcext:value-type="percentage">
            <text:p>1.03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loss</text:p>
          </table:table-cell>
          <table:table-cell table:style-name="ce8" table:formula="of:=[.D75]" office:value-type="float" office:value="2304" calcext:value-type="float">
            <text:p>2,304</text:p>
          </table:table-cell>
          <table:table-cell table:style-name="ce5" table:formula="of:=[.B115]/[.$C$45]/1000" office:value-type="percentage" office:value="0.0096" calcext:value-type="percentage">
            <text:p>0.96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loss (incl. Pdrv)</text:p>
          </table:table-cell>
          <table:table-cell table:style-name="ce8" table:formula="of:=[.D81]*[.$B$6]" office:value-type="float" office:value="4361.87557022886" calcext:value-type="float">
            <text:p>4,362</text:p>
          </table:table-cell>
          <table:table-cell table:style-name="ce5" table:formula="of:=[.B116]/[.$C$45]/1000" office:value-type="percentage" office:value="0.0181744815426203" calcext:value-type="percentage">
            <text:p>1.82%</text:p>
          </table:table-cell>
          <table:table-cell table:style-name="ce8" table:formula="of:=[.D81]" office:value-type="float" office:value="4361.87557022886" calcext:value-type="float">
            <text:p>4,362</text:p>
          </table:table-cell>
          <table:table-cell table:style-name="ce5" table:formula="of:=[.D116]*[.$B$6]/[.$C$45]/1000" office:value-type="percentage" office:value="0.0181744815426203" calcext:value-type="percentage">
            <text:p>1.8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3 loss </text:p>
          </table:table-cell>
          <table:table-cell table:style-name="ce8" table:formula="of:=[.D86]*[.$B$6]" office:value-type="float" office:value="8985.32136320121" calcext:value-type="float">
            <text:p>8,985</text:p>
          </table:table-cell>
          <table:table-cell table:style-name="ce5" table:formula="of:=[.B117]/[.$C$45]/1000" office:value-type="percentage" office:value="0.0374388390133384" calcext:value-type="percentage">
            <text:p>3.74%</text:p>
          </table:table-cell>
          <table:table-cell table:style-name="ce8" table:formula="of:=[.D86]" office:value-type="float" office:value="8985.32136320121" calcext:value-type="float">
            <text:p>8,985</text:p>
          </table:table-cell>
          <table:table-cell table:style-name="ce5" table:formula="of:=[.D117]*[.$B$6]/[.$C$45]/1000" office:value-type="percentage" office:value="0.0374388390133384" calcext:value-type="percentage">
            <text:p>3.7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1 loss</text:p>
          </table:table-cell>
          <table:table-cell table:style-name="ce8" table:formula="of:=[.B110]*[.$B$6]" office:value-type="float" office:value="2970.26409144074" calcext:value-type="float">
            <text:p>2,970</text:p>
          </table:table-cell>
          <table:table-cell table:style-name="ce5" table:formula="of:=[.B118]/[.$C$45]/1000" office:value-type="percentage" office:value="0.0123761003810031" calcext:value-type="percentage">
            <text:p>1.24%</text:p>
          </table:table-cell>
          <table:table-cell table:style-name="ce8" table:formula="of:=[.B110]" office:value-type="float" office:value="2970.26409144074" calcext:value-type="float">
            <text:p>2,970</text:p>
          </table:table-cell>
          <table:table-cell table:style-name="ce5" table:formula="of:=[.D118]*[.$B$6]/[.$C$45]/1000" office:value-type="percentage" office:value="0.0123761003810031" calcext:value-type="percentage">
            <text:p>1.24%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Control overhead (assumed)</text:p>
          </table:table-cell>
          <table:table-cell table:style-name="ce8" office:value-type="float" office:value="500" calcext:value-type="float">
            <text:p>500</text:p>
          </table:table-cell>
          <table:table-cell table:style-name="ce5" table:formula="of:=[.B119]/[.$C$45]/1000" office:value-type="percentage" office:value="0.00208333333333333" calcext:value-type="percentage">
            <text:p>0.21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table:formula="of:=SUM([.B114:.B119])" office:value-type="float" office:value="21588.6878719051" calcext:value-type="float">
            <text:p>21,589</text:p>
          </table:table-cell>
          <table:table-cell table:style-name="ce5" table:formula="of:=[.B120]/[.$C$45]/1000" office:value-type="percentage" office:value="0.0899528661329381" calcext:value-type="percentage">
            <text:p>9.00%</text:p>
          </table:table-cell>
          <table:table-cell table:style-name="ce8" table:formula="of:=SUM([.D114:.D119])" office:value-type="float" office:value="16317.4610248708" calcext:value-type="float">
            <text:p>16,317</text:p>
          </table:table-cell>
          <table:table-cell table:style-name="ce5" table:formula="of:=SUM([.E114:.E119])" office:value-type="percentage" office:value="0.0679894209369617" calcext:value-type="percentage">
            <text:p>6.80%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rcuit board area calcul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pacitor C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. of capacitors</text:p>
          </table:table-cell>
          <table:table-cell/>
          <table:table-cell table:formula="of:=[.C10]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ameter of capacitors</text:p>
          </table:table-cell>
          <table:table-cell/>
          <table:table-cell table:formula="of:=[.D10]" office:value-type="float" office:value="10.5" calcext:value-type="float">
            <text:p>1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 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capacitors</text:p>
          </table:table-cell>
          <table:table-cell/>
          <table:table-cell table:formula="of:=[.C124]*([.C125]*[.C126]/10)^2" office:value-type="float" office:value="35.28" calcext:value-type="float">
            <text:p>35.28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SFET Q1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 and depth including heatsink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MOSFETS</text:p>
          </table:table-cell>
          <table:table-cell/>
          <table:table-cell table:formula="of:=[.C12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Q1</text:p>
          </table:table-cell>
          <table:table-cell/>
          <table:table-cell table:formula="of:=[.C131]*[.B130]*[.C130]*[.C132]/100" office:value-type="float" office:value="3.52" calcext:value-type="float">
            <text:p>3.52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SFET Q2 (each module)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 and depth including heatsink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MOSFETS</text:p>
          </table:table-cell>
          <table:table-cell/>
          <table:table-cell table:formula="of:=[.C13]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Q2 (each module)</text:p>
          </table:table-cell>
          <table:table-cell/>
          <table:table-cell table:formula="of:=[.C137]*[.B136]*[.C136]*[.C138]/100" office:value-type="float" office:value="7.04" calcext:value-type="float">
            <text:p>7.04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iode D3 (each module)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 and depth including heatsink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diodes</text:p>
          </table:table-cell>
          <table:table-cell/>
          <table:table-cell table:formula="of:=[.C14]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parallel diodes MBR2045C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D3 (each module)</text:p>
          </table:table-cell>
          <table:table-cell/>
          <table:table-cell table:formula="of:=([.C143]+[.C144])*[.B142]*[.C142]*[.C145]/100" office:value-type="float" office:value="14.08" calcext:value-type="float">
            <text:p>14.08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uctor L1 (each modul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e diameter OD (mm)</text:p>
          </table:table-cell>
          <table:table-cell/>
          <table:table-cell table:formula="of:=[.B26]"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tra diameter for winding (mm) (505 of ID)</text:p>
          </table:table-cell>
          <table:table-cell/>
          <table:table-cell table:formula="of:=[.B27]/2" office:value-type="float" office:value="9.9" calcext:value-type="float">
            <text:p>9.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inductor (each module)</text:p>
          </table:table-cell>
          <table:table-cell/>
          <table:table-cell table:formula="of:=(([.C150]+[.C149])*[.C151])^2/100" office:value-type="float" office:value="41.409225" calcext:value-type="float">
            <text:p>41.409225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2 driver (per module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R2110 IC (per Q2 pair)</text:p>
          </table:table-cell>
          <table:table-cell table:formula="of:=MAX([.C13];[.C14])"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.8" calcext:value-type="float">
            <text:p>1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rcuit board area for Q2 driver (each module)</text:p>
          </table:table-cell>
          <table:table-cell/>
          <table:table-cell table:formula="of:=[.B155]*[.C155]*[.D155]" office:value-type="float" office:value="23.04" calcext:value-type="float">
            <text:p>23.04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rcuit board area for each module</text:p>
          </table:table-cell>
          <table:table-cell/>
          <table:table-cell table:formula="of:=[.C139]+[.C146]+[.C152]+[.C156]" office:value-type="float" office:value="85.569225" calcext:value-type="float">
            <text:p>85.569225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. of modules</text:p>
          </table:table-cell>
          <table:table-cell/>
          <table:table-cell table:formula="of:=[.B6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of all modules</text:p>
          </table:table-cell>
          <table:table-cell/>
          <table:table-cell table:formula="of:=[.C158]*[.C159]" office:value-type="float" office:value="85.569225" calcext:value-type="float">
            <text:p>85.569225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string" calcext:value-type="string">
            <text:p>Circuit boad area for control and ancillary function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Are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duino Nano</text:p>
          </table:table-cell>
          <table:table-cell table:formula="of:=0.93*2.54" office:value-type="float" office:value="2.3622" calcext:value-type="float">
            <text:p>2.3622</text:p>
          </table:table-cell>
          <table:table-cell table:formula="of:=1.9*2.54" office:value-type="float" office:value="4.826" calcext:value-type="float">
            <text:p>4.826</text:p>
          </table:table-cell>
          <table:table-cell table:formula="of:=[.B164]*[.C164]" office:value-type="float" office:value="11.3999772" calcext:value-type="float">
            <text:p>11.3999772</text:p>
          </table:table-cell>
          <table:table-cell office:value-type="string" calcext:value-type="string">
            <text:p>2.5mm clearance on all sid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V Vcc buck converter and feed diodes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formula="of:=[.B165]*[.C165]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01 WiFi module</text:p>
          </table:table-cell>
          <table:table-cell table:formula="of:=1.5+0.5" office:value-type="float" office:value="2" calcext:value-type="float">
            <text:p>2</text:p>
          </table:table-cell>
          <table:table-cell table:formula="of:=2.5+0.5" office:value-type="float" office:value="3" calcext:value-type="float">
            <text:p>3</text:p>
          </table:table-cell>
          <table:table-cell table:formula="of:=[.B166]*[.C166]" office:value-type="float" office:value="6" calcext:value-type="float">
            <text:p>6</text:p>
          </table:table-cell>
          <table:table-cell office:value-type="string" calcext:value-type="string">
            <text:p>2.5mm clearance on all sid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S1115 ADC module</text:p>
          </table:table-cell>
          <table:table-cell table:formula="of:=1.7+0.5" office:value-type="float" office:value="2.2" calcext:value-type="float">
            <text:p>2.2</text:p>
          </table:table-cell>
          <table:table-cell table:formula="of:=2.8+0.5" office:value-type="float" office:value="3.3" calcext:value-type="float">
            <text:p>3.3</text:p>
          </table:table-cell>
          <table:table-cell table:formula="of:=[.B167]*[.C167]" office:value-type="float" office:value="7.26" calcext:value-type="float">
            <text:p>7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pp <text:s/>voltage divi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68]*[.C168]" office:value-type="float" office:value="2" calcext:value-type="float">
            <text:p>2</text:p>
          </table:table-cell>
          <table:table-cell office:value-type="string" calcext:value-type="string">
            <text:p>2 resistors+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bb voltage divi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69]*[.C169]" office:value-type="float" office:value="2" calcext:value-type="float">
            <text:p>2</text:p>
          </table:table-cell>
          <table:table-cell office:value-type="string" calcext:value-type="string">
            <text:p>2 resistors+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p current shunt and voltage divid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70]*[.C170]" office:value-type="float" office:value="6" calcext:value-type="float">
            <text:p>6</text:p>
          </table:table-cell>
          <table:table-cell office:value-type="string" calcext:value-type="string">
            <text:p>6 resistors+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1 driver (transistor and 3 resistors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171]*[.C171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rv voltage regulat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72]*[.C172]" office:value-type="float" office:value="6" calcext:value-type="float">
            <text:p>6</text:p>
          </table:table-cell>
          <table:table-cell office:value-type="string" calcext:value-type="string">
            <text:p>TB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ar panel and Battery terminals (5A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73]*[.C173]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control and ancillary functions</text:p>
          </table:table-cell>
          <table:table-cell table:number-columns-repeated="2"/>
          <table:table-cell table:style-name="ce13" table:formula="of:=SUM([.D164:.D173])" office:value-type="float" office:value="61.6599772" calcext:value-type="float">
            <text:p>61.66</text:p>
          </table:table-cell>
          <table:table-cell office:value-type="string" calcext:value-type="string">
            <text:p>Cm^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rcuit board area summary</text:p>
          </table:table-cell>
          <table:table-cell/>
          <table:table-cell office:value-type="string" calcext:value-type="string">
            <text:p>Area (cm^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 C1</text:p>
          </table:table-cell>
          <table:table-cell/>
          <table:table-cell table:style-name="ce13" table:formula="of:=[.C127]" office:value-type="float" office:value="35.28" calcext:value-type="float">
            <text:p>35.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witch Q1</text:p>
          </table:table-cell>
          <table:table-cell/>
          <table:table-cell table:style-name="ce13" table:formula="of:=[.C133]" office:value-type="float" office:value="3.52" calcext:value-type="float">
            <text:p>3.52</text:p>
          </table:table-cell>
          <table:table-cell table:number-columns-repeated="11"/>
        </table:table-row>
        <table:table-row table:style-name="ro1">
          <table:table-cell table:formula="of:=[.C159]&amp;&quot; Module(s)&quot;" office:value-type="string" office:string-value="1 Module(s)" calcext:value-type="string">
            <text:p>1 Module(s)</text:p>
          </table:table-cell>
          <table:table-cell/>
          <table:table-cell table:style-name="ce13" table:formula="of:=[.C160]" office:value-type="float" office:value="85.569225" calcext:value-type="float">
            <text:p>85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trol and ancillary functions</text:p>
          </table:table-cell>
          <table:table-cell/>
          <table:table-cell table:style-name="ce13" table:formula="of:=[.D174]" office:value-type="float" office:value="61.6599772" calcext:value-type="float">
            <text:p>61.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olar Charger circuit board area</text:p>
          </table:table-cell>
          <table:table-cell/>
          <table:table-cell table:style-name="ce13" table:formula="of:=SUM([.C177:.C180])" office:value-type="float" office:value="186.0292022" calcext:value-type="float">
            <text:p>186.03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Drive power: Vpp-Vdrv for P-Channel, +Vdrv for N-Chann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2, P-channel Gate drive power, each module</text:p>
          </table:table-cell>
          <table:table-cell table:style-name="ce8" table:formula="of:=[.D80]" office:value-type="float" office:value="149.184" calcext:value-type="float">
            <text:p>149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-channel Gate drive power, all modules</text:p>
          </table:table-cell>
          <table:table-cell table:style-name="ce8" table:formula="of:=[.B185]*[.B6]" office:value-type="float" office:value="149.184" calcext:value-type="float">
            <text:p>149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erage P-channel gate drive current, all modules (Pdrv/Vdrv)</text:p>
          </table:table-cell>
          <table:table-cell table:style-name="ce8" table:formula="of:=[.B186]/[.B16]" office:value-type="float" office:value="12.432" calcext:value-type="float">
            <text:p>12</text:p>
          </table:table-cell>
          <table:table-cell office:value-type="string" calcext:value-type="string">
            <text:p>mA</text:p>
          </table:table-cell>
          <table:table-cell table:number-columns-repeated="11"/>
        </table:table-row>
        <table:table-row table:style-name="ro1">
          <table:table-cell/>
          <table:table-cell table:style-name="ce8"/>
          <table:table-cell table:number-columns-repeated="12"/>
        </table:table-row>
        <table:table-row table:style-name="ro1">
          <table:table-cell office:value-type="string" calcext:value-type="string">
            <text:p>D3, Diode no Gate drive power, each module</text:p>
          </table:table-cell>
          <table:table-cell table:style-name="ce8" table:formula="of:=[.D85]"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-channel Gate drive power, all modules</text:p>
          </table:table-cell>
          <table:table-cell table:style-name="ce8" table:formula="of:=[.B189]*[.B6]"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erage N-channel gate drive current, all modules (Pdrv/Vdrv)</text:p>
          </table:table-cell>
          <table:table-cell table:style-name="ce8" table:formula="of:=[.B190]/[.B16]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emperature rise in C1, Qx, L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1 total loss</text:p>
          </table:table-cell>
          <table:table-cell table:style-name="ce8" table:formula="of:=[.D73]" office:value-type="float" office:value="2467.22684703434" calcext:value-type="float">
            <text:p>2,467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 loss per capacitor</text:p>
          </table:table-cell>
          <table:table-cell table:style-name="ce13" table:formula="of:=[.D73]/[.C10]" office:value-type="float" office:value="308.403355879293" calcext:value-type="float">
            <text:p>308.40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 thermal resistance C/Watt</text:p>
          </table:table-cell>
          <table:table-cell table:style-name="ce14" table:formula="of:=1/((([.D10]^2*PI()/4)/100+(PI()*[.D10]*[.E10])/100)^-0.2*0.0023)/(([.D10]^2*PI()/4)/100+(PI()*[.D10]*[.E10])/100)" office:value-type="float" office:value="85.5727390777946" calcext:value-type="float">
            <text:p>85.57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 Temperature rise C</text:p>
          </table:table-cell>
          <table:table-cell table:style-name="ce13" table:formula="of:=[.B196]/1000*[.B197]" office:value-type="float" office:value="26.3909199033749" calcext:value-type="float">
            <text:p>26.39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Q1 loss</text:p>
          </table:table-cell>
          <table:table-cell table:style-name="ce8" table:formula="of:=[.D75]" office:value-type="float" office:value="2304" calcext:value-type="float">
            <text:p>2,304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loss per MOSFET</text:p>
          </table:table-cell>
          <table:table-cell table:formula="of:=[.B201]/[.C12]" office:value-type="float" office:value="2304" calcext:value-type="float">
            <text:p>2304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thermal resistance C/Watt</text:p>
          </table:table-cell>
          <table:table-cell table:style-name="ce14" office:value-type="float" office:value="20" calcext:value-type="float">
            <text:p>20.00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Temperature rise C</text:p>
          </table:table-cell>
          <table:table-cell table:style-name="ce13" table:formula="of:=[.B202]/1000*[.B203]" office:value-type="float" office:value="46.08" calcext:value-type="float">
            <text:p>46.08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2 loss</text:p>
          </table:table-cell>
          <table:table-cell table:style-name="ce8" table:formula="of:=[.D81]" office:value-type="float" office:value="4361.87557022886" calcext:value-type="float">
            <text:p>4,362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loss per MOSFET</text:p>
          </table:table-cell>
          <table:table-cell table:style-name="ce13" table:formula="of:=[.B206]/[.C13]/[.B6]" office:value-type="float" office:value="2180.93778511443" calcext:value-type="float">
            <text:p>2,180.94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thermal resistance C/Watt</text:p>
          </table:table-cell>
          <table:table-cell table:style-name="ce14" office:value-type="float" office:value="20" calcext:value-type="float">
            <text:p>20.00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Temperature rise C</text:p>
          </table:table-cell>
          <table:table-cell table:style-name="ce13" table:formula="of:=[.B207]/1000*[.B208]" office:value-type="float" office:value="43.6187557022886" calcext:value-type="float">
            <text:p>43.62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3 loss</text:p>
          </table:table-cell>
          <table:table-cell table:style-name="ce8" table:formula="of:=[.D86]" office:value-type="float" office:value="8985.32136320121" calcext:value-type="float">
            <text:p>8,985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3 loss per diode</text:p>
          </table:table-cell>
          <table:table-cell table:style-name="ce13" table:formula="of:=[.B211]/[.C14]/[.B6]" office:value-type="float" office:value="2246.3303408003" calcext:value-type="float">
            <text:p>2,246.33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3 thermal resistance C/Watt</text:p>
          </table:table-cell>
          <table:table-cell table:style-name="ce14" office:value-type="float" office:value="20" calcext:value-type="float">
            <text:p>20.00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3 Temperature rise C</text:p>
          </table:table-cell>
          <table:table-cell table:style-name="ce13" table:formula="of:=[.B212]/1000*[.B213]" office:value-type="float" office:value="44.9266068160061" calcext:value-type="float">
            <text:p>44.93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uctor L1 loss (each module)</text:p>
          </table:table-cell>
          <table:table-cell table:style-name="ce8" table:formula="of:=[.B110]" office:value-type="float" office:value="2970.26409144074" calcext:value-type="float">
            <text:p>2,970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 Power for 25C rise</text:p>
          </table:table-cell>
          <table:table-cell table:formula="of:=[.B31]" office:value-type="float" office:value="2100" calcext:value-type="float">
            <text:p>2100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 Thermal resistance (calc) C/Watt</text:p>
          </table:table-cell>
          <table:table-cell table:style-name="ce13" table:formula="of:=25/[.B217]*1000" office:value-type="float" office:value="11.9047619047619" calcext:value-type="float">
            <text:p>11.90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 Temperature rise C</text:p>
          </table:table-cell>
          <table:table-cell table:style-name="ce13" table:formula="of:=[.B216]/1000*[.B218]" office:value-type="float" office:value="35.3602868028659" calcext:value-type="float">
            <text:p>35.36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Inductor L1 ripple current calcul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ductor L1: Inductance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Inductance formula L = 0.4 * Pi * Mu * N^2 * Am / Lm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Where Mu is material permeability (75 for material 26 with no DC loading; less with DC loading)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Where Am is magnetic cross section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Where Lm is magnetic path length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Percent permeability equation: %Mu0 = ((10090 + 13.1H+0.212H^2)/(1 +0.00505H+0.00117H^2))^0.5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Magnetising force H = 0.4 * Pi * N * I / Lm</text:p>
          </table:table-cell>
          <table:table-cell table:style-name="ce15" table:formula="of:= 0.4 * PI() * [.B22] * [.B51]/ [.B34]" office:value-type="float" office:value="94.0960118466508" calcext:value-type="float">
            <text:p>94.10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Percent permeability =</text:p>
          </table:table-cell>
          <table:table-cell table:style-name="ce15" table:formula="of:= ((10090 + 13.1*[.B229]+0.212*[.B229]^2)/(1 +0.00505*[.B229]+0.00117*[.B229]^2))^0.5" office:value-type="float" office:value="33.3970863033643" calcext:value-type="float">
            <text:p>33.40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Initial permeabiliy (Mu0)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Resultant permeability (Mu)</text:p>
          </table:table-cell>
          <table:table-cell table:style-name="ce16" table:formula="of:=[.B231]*[.B230]/100" office:value-type="float" office:value="25.0478147275232" calcext:value-type="float">
            <text:p>25.05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So L <text:s/>(microHenries) is</text:p>
          </table:table-cell>
          <table:table-cell table:style-name="ce17" table:formula="of:= 0.4 * PI() * [.B232] * [.B22]^2 * [.B33] / [.B34]/100" office:value-type="float" office:value="25.4992953803597" calcext:value-type="float">
            <text:p>25.50</text:p>
          </table:table-cell>
          <table:table-cell office:value-type="string" calcext:value-type="string">
            <text:p>uH</text:p>
          </table:table-cell>
          <table:table-cell table:number-columns-repeated="11"/>
        </table:table-row>
        <table:table-row table:style-name="ro2">
          <table:table-cell table:style-name="ce6" office:value-type="string" calcext:value-type="string">
            <text:p>Impedance of inductor Z = 2Pi f * L (Ohms)</text:p>
          </table:table-cell>
          <table:table-cell table:style-name="ce18" table:formula="of:=2*PI()*[.B233]*[.B8]*10^-6" office:value-type="float" office:value="11.2151758654116" calcext:value-type="float">
            <text:p>11.22</text:p>
          </table:table-cell>
          <table:table-cell office:value-type="string" calcext:value-type="string">
            <text:p>Ohms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Inductor AC current = E / Z = E / (2 Pi f L) (milli Amps)</text:p>
          </table:table-cell>
          <table:table-cell table:style-name="ce13" table:formula="of:=[.C89]/[.B234]" office:value-type="float" office:value="1.31045100255855" calcext:value-type="float">
            <text:p>1.31</text:p>
          </table:table-cell>
          <table:table-cell office:value-type="string" calcext:value-type="string">
            <text:p>Amps RM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nother way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 = L * dI/d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nel phase: V = Vpp-Vbb=</text:p>
          </table:table-cell>
          <table:table-cell table:formula="of:=[.C4]-[.C5]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 = Period * Vbb/Vpp = </text:p>
          </table:table-cell>
          <table:table-cell table:formula="of:=1000000/[.B8]*[.C46]" office:value-type="float" office:value="5.71428571428572" calcext:value-type="float">
            <text:p>5.714285714285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 = V * dT / L = </text:p>
          </table:table-cell>
          <table:table-cell table:style-name="ce13" table:formula="of:=[.B239]*[.B240]/[.B233]" office:value-type="float" office:value="4.03372490584059" calcext:value-type="float">
            <text:p>4.03</text:p>
          </table:table-cell>
          <table:table-cell office:value-type="string" calcext:value-type="string">
            <text:p>Amps Peak to peak, triangul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MS of triangular wave is 1/(2*3^0.5) of peak-peak value</text:p>
          </table:table-cell>
          <table:table-cell table:style-name="ce13" table:formula="of:=[.B241]/(2*3^0.5)" office:value-type="float" office:value="1.16443608011198" calcext:value-type="float">
            <text:p>1.16</text:p>
          </table:table-cell>
          <table:table-cell office:value-type="string" calcext:value-type="string">
            <text:p>Amps RM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ese values are PER MODULE, so for 2 <text:s/>modules the total is the combination of these 2 triangular waves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 two waves have the same waveform and period but are offset by half the period.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 two values are slightly different, possibly due to different approximations. <text:s/>“Another way” assumes linear current rise and fall, which is not exactly true. </text:p>
          </table:table-cell>
          <table:table-cell table:number-columns-repeated="13"/>
        </table:table-row>
        <table:table-row table:style-name="ro2">
          <table:table-cell/>
          <table:table-cell table:style-name="ce19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 table:style-name="ce4" office:value-type="string" calcext:value-type="string">
            <text:p>C2 capacitor sizing</text:p>
          </table:table-cell>
          <table:table-cell table:style-name="ce4"/>
          <table:table-cell table:number-columns-repeated="12"/>
        </table:table-row>
        <table:table-row table:style-name="ro2">
          <table:table-cell table:style-name="ce4" office:value-type="string" calcext:value-type="string">
            <text:p>PWM period (microseconds)</text:p>
          </table:table-cell>
          <table:table-cell table:style-name="ce20" table:formula="of:=1/[.B8]*10^6" office:value-type="float" office:value="14.2857142857143" calcext:value-type="float">
            <text:p>14.2857142857143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Charge added to C2 with Q2 ON (micro Coulombs)</text:p>
          </table:table-cell>
          <table:table-cell table:style-name="ce4" table:formula="of:=[.B241]/4*[.B249]*[.B6]" office:value-type="float" office:value="14.4061603780021" calcext:value-type="float">
            <text:p>14.4061603780021</text:p>
          </table:table-cell>
          <table:table-cell office:value-type="string" calcext:value-type="string">
            <text:p>All modules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Charge withdrawn from C2 with Q2 OFF (micro Coulombs)</text:p>
          </table:table-cell>
          <table:table-cell table:style-name="ce21" table:formula="of:=[.B241]/4*[.B249]*[.B6]" office:value-type="float" office:value="14.4061603780021" calcext:value-type="float">
            <text:p>14.4061603780021</text:p>
          </table:table-cell>
          <table:table-cell office:value-type="string" calcext:value-type="string">
            <text:p>All modules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C2 capacitance</text:p>
          </table:table-cell>
          <table:table-cell table:style-name="ce6" table:formula="of:=[.G10]*[.F10]" office:value-type="float" office:value="200" calcext:value-type="float">
            <text:p>200</text:p>
          </table:table-cell>
          <table:table-cell office:value-type="string" calcext:value-type="string">
            <text:p>uF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Voltage ripple at battery/ load</text:p>
          </table:table-cell>
          <table:table-cell table:style-name="ce22" table:formula="of:=[.B250]/[.B252]" office:value-type="float" office:value="0.0720308018900106" calcext:value-type="float">
            <text:p>0.072</text:p>
          </table:table-cell>
          <table:table-cell office:value-type="string" calcext:value-type="string">
            <text:p>Volts p-p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Calculation of RMS C2 current</text:p>
          </table:table-cell>
          <table:table-cell table:style-name="ce23" table:formula="of:=[.B241]/2/3^0.5" office:value-type="float" office:value="1.16443608011198" calcext:value-type="float">
            <text:p>1.16</text:p>
          </table:table-cell>
          <table:table-cell table:number-columns-repeated="12"/>
        </table:table-row>
        <table:table-row table:style-name="ro2">
          <table:table-cell table:style-name="ce7" office:value-type="string" calcext:value-type="string">
            <text:p>C2 Resistive power loss based on RMS current</text:p>
          </table:table-cell>
          <table:table-cell table:style-name="ce23" table:formula="of:=[.B254]^2*[.B10]/[.G10]/1000" office:value-type="float" office:value="0.142370695389989" calcext:value-type="float">
            <text:p>0.14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C2 Resistive power loss as percentage of total</text:p>
          </table:table-cell>
          <table:table-cell table:style-name="ce24" table:formula="of:=[.B255]/[.C45]" office:value-type="percentage" office:value="0.000593211230791619" calcext:value-type="percentage">
            <text:p>0.06%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2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3" loext:min-decimal-places="3" number:min-integer-digits="1" number:grouping="true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30P0" style:volatile="true">
      <number:number number:decimal-places="3" loext:min-decimal-places="3" number:min-integer-digits="1" number:grouping="true"/>
      <number:text> </number:text>
    </number:number-style>
    <number:number-style style:name="N130">
      <number:text>(</number:text>
      <number:number number:decimal-places="3" loext:min-decimal-places="3" number:min-integer-digits="1" number:grouping="true"/>
      <number:text>)</number:text>
      <style:map style:condition="value()&gt;=0" style:apply-style-name="N130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3">00/00/0000</text:date>, <text:time style:data-style-name="N2" text:time-value="20:02:14.639729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7:35:23.514682456</meta:creation-date>
    <dc:date>2018-05-13T20:04:39.448901086</dc:date>
    <meta:editing-duration>PT5M38S</meta:editing-duration>
    <meta:editing-cycles>3</meta:editing-cycles>
    <meta:generator>LibreOffice/5.4.6.2$Linux_X86_64 LibreOffice_project/40m0$Build-2</meta:generator>
    <meta:document-statistic meta:table-count="1" meta:cell-count="764" meta:object-count="0"/>
  </office:meta>
</office:document-meta>
</file>